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15.921cm" fo:margin-left="0.002cm" fo:margin-top="0cm" fo:margin-bottom="0cm" table:align="left" style:writing-mode="page"/>
    </style:style>
    <style:style style:name="Tableau1.A" style:family="table-column">
      <style:table-column-properties style:column-width="3.173cm"/>
    </style:style>
    <style:style style:name="Tableau1.B" style:family="table-column">
      <style:table-column-properties style:column-width="2.118cm"/>
    </style:style>
    <style:style style:name="Tableau1.C" style:family="table-column">
      <style:table-column-properties style:column-width="10.629cm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#1d9e75" fo:padding-left="0.212cm" fo:padding-right="0.212cm" fo:padding-top="0.141cm" fo:padding-bottom="0.141cm" fo:border="0.1pt solid #cccccc">
        <style:background-image/>
      </style:table-cell-properties>
    </style:style>
    <style:style style:name="Tableau1.A2" style:family="table-cell">
      <style:table-cell-properties fo:background-color="#e1f5ee" fo:padding-left="0.212cm" fo:padding-right="0.212cm" fo:padding-top="0.141cm" fo:padding-bottom="0.141cm" fo:border="0.1pt solid #cccccc">
        <style:background-image/>
      </style:table-cell-properties>
    </style:style>
    <style:style style:name="Tableau1.B2" style:family="table-cell">
      <style:table-cell-properties fo:background-color="#f1efe8" fo:padding-left="0.212cm" fo:padding-right="0.212cm" fo:padding-top="0.141cm" fo:padding-bottom="0.141cm" fo:border="0.1pt solid #cccccc">
        <style:background-image/>
      </style:table-cell-properties>
    </style:style>
    <style:style style:name="Tableau1.C2" style:family="table-cell">
      <style:table-cell-properties fo:background-color="#ffffff" fo:padding-left="0.212cm" fo:padding-right="0.212cm" fo:padding-top="0.141cm" fo:padding-bottom="0.141cm" fo:border="0.1pt solid #cccccc">
        <style:background-image/>
      </style:table-cell-properties>
    </style:style>
    <style:style style:name="Tableau2" style:family="table">
      <style:table-properties style:width="15.921cm" fo:margin-left="0.002cm" fo:margin-top="0cm" fo:margin-bottom="0cm" table:align="left" style:writing-mode="page"/>
    </style:style>
    <style:style style:name="Tableau2.A" style:family="table-column">
      <style:table-column-properties style:column-width="3.879cm"/>
    </style:style>
    <style:style style:name="Tableau2.B" style:family="table-column">
      <style:table-column-properties style:column-width="12.042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534ab7" fo:padding-left="0.212cm" fo:padding-right="0.212cm" fo:padding-top="0.141cm" fo:padding-bottom="0.141cm" fo:border="0.1pt solid #cccccc">
        <style:background-image/>
      </style:table-cell-properties>
    </style:style>
    <style:style style:name="Tableau2.A2" style:family="table-cell">
      <style:table-cell-properties fo:background-color="#eeedfe" fo:padding-left="0.212cm" fo:padding-right="0.212cm" fo:padding-top="0.141cm" fo:padding-bottom="0.141cm" fo:border="0.1pt solid #cccccc">
        <style:background-image/>
      </style:table-cell-properties>
    </style:style>
    <style:style style:name="Tableau2.B2" style:family="table-cell">
      <style:table-cell-properties fo:background-color="#ffffff" fo:padding-left="0.212cm" fo:padding-right="0.212cm" fo:padding-top="0.141cm" fo:padding-bottom="0.141cm" fo:border="0.1pt solid #cccccc">
        <style:background-image/>
      </style:table-cell-properties>
    </style:style>
    <style:style style:name="Tableau3" style:family="table">
      <style:table-properties style:width="15.921cm" fo:margin-left="0.002cm" fo:margin-top="0cm" fo:margin-bottom="0cm" table:align="left" style:writing-mode="page"/>
    </style:style>
    <style:style style:name="Tableau3.A" style:family="table-column">
      <style:table-column-properties style:column-width="2.115cm"/>
    </style:style>
    <style:style style:name="Tableau3.B" style:family="table-column">
      <style:table-column-properties style:column-width="4.233cm"/>
    </style:style>
    <style:style style:name="Tableau3.C" style:family="table-column">
      <style:table-column-properties style:column-width="2.471cm"/>
    </style:style>
    <style:style style:name="Tableau3.D" style:family="table-column">
      <style:table-column-properties style:column-width="7.101cm"/>
    </style:style>
    <style:style style:name="Tableau3.1" style:family="table-row">
      <style:table-row-properties fo:keep-together="auto"/>
    </style:style>
    <style:style style:name="Tableau3.A1" style:family="table-cell">
      <style:table-cell-properties fo:background-color="#5f5e5a" fo:padding-left="0.212cm" fo:padding-right="0.212cm" fo:padding-top="0.141cm" fo:padding-bottom="0.141cm" fo:border="0.1pt solid #cccccc">
        <style:background-image/>
      </style:table-cell-properties>
    </style:style>
    <style:style style:name="Tableau3.A2" style:family="table-cell">
      <style:table-cell-properties style:vertical-align="middle" fo:background-color="#e1f5ee" fo:padding-left="0.212cm" fo:padding-right="0.212cm" fo:padding-top="0.141cm" fo:padding-bottom="0.141cm" fo:border="0.1pt solid #cccccc">
        <style:background-image/>
      </style:table-cell-properties>
    </style:style>
    <style:style style:name="Tableau3.B2" style:family="table-cell">
      <style:table-cell-properties fo:background-color="#ffffff" fo:padding-left="0.212cm" fo:padding-right="0.212cm" fo:padding-top="0.141cm" fo:padding-bottom="0.141cm" fo:border="0.1pt solid #cccccc">
        <style:background-image/>
      </style:table-cell-properties>
    </style:style>
    <style:style style:name="Tableau3.C2" style:family="table-cell">
      <style:table-cell-properties fo:background-color="#fafafa" fo:padding-left="0.212cm" fo:padding-right="0.212cm" fo:padding-top="0.141cm" fo:padding-bottom="0.141cm" fo:border="0.1pt solid #cccccc">
        <style:background-image/>
      </style:table-cell-properties>
    </style:style>
    <style:style style:name="Tableau3.D2" style:family="table-cell">
      <style:table-cell-properties fo:background-color="#ffffff" fo:padding-left="0.212cm" fo:padding-right="0.212cm" fo:padding-top="0.141cm" fo:padding-bottom="0.141cm" fo:border="0.1pt solid #cccccc">
        <style:background-image/>
      </style:table-cell-properties>
    </style:style>
    <style:style style:name="Tableau3.A3" style:family="table-cell">
      <style:table-cell-properties style:vertical-align="middle" fo:background-color="#fcebeb" fo:padding-left="0.212cm" fo:padding-right="0.212cm" fo:padding-top="0.141cm" fo:padding-bottom="0.141cm" fo:border="0.1pt solid #cccccc">
        <style:background-image/>
      </style:table-cell-properties>
    </style:style>
    <style:style style:name="Tableau3.B3" style:family="table-cell">
      <style:table-cell-properties fo:background-color="#ffffff" fo:padding-left="0.212cm" fo:padding-right="0.212cm" fo:padding-top="0.141cm" fo:padding-bottom="0.141cm" fo:border="0.1pt solid #cccccc">
        <style:background-image/>
      </style:table-cell-properties>
    </style:style>
    <style:style style:name="Tableau3.C3" style:family="table-cell">
      <style:table-cell-properties fo:background-color="#fafafa" fo:padding-left="0.212cm" fo:padding-right="0.212cm" fo:padding-top="0.141cm" fo:padding-bottom="0.141cm" fo:border="0.1pt solid #cccccc">
        <style:background-image/>
      </style:table-cell-properties>
    </style:style>
    <style:style style:name="Tableau3.D3" style:family="table-cell">
      <style:table-cell-properties fo:background-color="#ffffff" fo:padding-left="0.212cm" fo:padding-right="0.212cm" fo:padding-top="0.141cm" fo:padding-bottom="0.141cm" fo:border="0.1pt solid #cccccc">
        <style:background-image/>
      </style:table-cell-properties>
    </style:style>
    <style:style style:name="Tableau3.A4" style:family="table-cell">
      <style:table-cell-properties style:vertical-align="middle" fo:background-color="#faeeda" fo:padding-left="0.212cm" fo:padding-right="0.212cm" fo:padding-top="0.141cm" fo:padding-bottom="0.141cm" fo:border="0.1pt solid #cccccc">
        <style:background-image/>
      </style:table-cell-properties>
    </style:style>
    <style:style style:name="Tableau3.B4" style:family="table-cell">
      <style:table-cell-properties fo:background-color="#ffffff" fo:padding-left="0.212cm" fo:padding-right="0.212cm" fo:padding-top="0.141cm" fo:padding-bottom="0.141cm" fo:border="0.1pt solid #cccccc">
        <style:background-image/>
      </style:table-cell-properties>
    </style:style>
    <style:style style:name="Tableau3.C4" style:family="table-cell">
      <style:table-cell-properties fo:background-color="#fafafa" fo:padding-left="0.212cm" fo:padding-right="0.212cm" fo:padding-top="0.141cm" fo:padding-bottom="0.141cm" fo:border="0.1pt solid #cccccc">
        <style:background-image/>
      </style:table-cell-properties>
    </style:style>
    <style:style style:name="Tableau3.D4" style:family="table-cell">
      <style:table-cell-properties fo:background-color="#ffffff" fo:padding-left="0.212cm" fo:padding-right="0.212cm" fo:padding-top="0.141cm" fo:padding-bottom="0.141cm" fo:border="0.1pt solid #cccccc">
        <style:background-image/>
      </style:table-cell-properties>
    </style:style>
    <style:style style:name="Tableau3.B5" style:family="table-cell">
      <style:table-cell-properties fo:background-color="#ffffff" fo:padding-left="0.212cm" fo:padding-right="0.212cm" fo:padding-top="0.141cm" fo:padding-bottom="0.141cm" fo:border="0.1pt solid #cccccc">
        <style:background-image/>
      </style:table-cell-properties>
    </style:style>
    <style:style style:name="Tableau3.C5" style:family="table-cell">
      <style:table-cell-properties fo:background-color="#fafafa" fo:padding-left="0.212cm" fo:padding-right="0.212cm" fo:padding-top="0.141cm" fo:padding-bottom="0.141cm" fo:border="0.1pt solid #cccccc">
        <style:background-image/>
      </style:table-cell-properties>
    </style:style>
    <style:style style:name="Tableau3.D5" style:family="table-cell">
      <style:table-cell-properties fo:background-color="#ffffff" fo:padding-left="0.212cm" fo:padding-right="0.212cm" fo:padding-top="0.141cm" fo:padding-bottom="0.141cm" fo:border="0.1pt solid #cccccc">
        <style:background-image/>
      </style:table-cell-properties>
    </style:style>
    <style:style style:name="Tableau3.A6" style:family="table-cell">
      <style:table-cell-properties style:vertical-align="middle" fo:background-color="#e6f1fb" fo:padding-left="0.212cm" fo:padding-right="0.212cm" fo:padding-top="0.141cm" fo:padding-bottom="0.141cm" fo:border="0.1pt solid #cccccc">
        <style:background-image/>
      </style:table-cell-properties>
    </style:style>
    <style:style style:name="Tableau3.B6" style:family="table-cell">
      <style:table-cell-properties fo:background-color="#ffffff" fo:padding-left="0.212cm" fo:padding-right="0.212cm" fo:padding-top="0.141cm" fo:padding-bottom="0.141cm" fo:border="0.1pt solid #cccccc">
        <style:background-image/>
      </style:table-cell-properties>
    </style:style>
    <style:style style:name="Tableau3.C6" style:family="table-cell">
      <style:table-cell-properties fo:background-color="#fafafa" fo:padding-left="0.212cm" fo:padding-right="0.212cm" fo:padding-top="0.141cm" fo:padding-bottom="0.141cm" fo:border="0.1pt solid #cccccc">
        <style:background-image/>
      </style:table-cell-properties>
    </style:style>
    <style:style style:name="Tableau3.D6" style:family="table-cell">
      <style:table-cell-properties fo:background-color="#ffffff" fo:padding-left="0.212cm" fo:padding-right="0.212cm" fo:padding-top="0.141cm" fo:padding-bottom="0.141cm" fo:border="0.1pt solid #cccccc">
        <style:background-image/>
      </style:table-cell-properties>
    </style:style>
    <style:style style:name="Tableau3.B7" style:family="table-cell">
      <style:table-cell-properties fo:background-color="#ffffff" fo:padding-left="0.212cm" fo:padding-right="0.212cm" fo:padding-top="0.141cm" fo:padding-bottom="0.141cm" fo:border="0.1pt solid #cccccc">
        <style:background-image/>
      </style:table-cell-properties>
    </style:style>
    <style:style style:name="Tableau3.C7" style:family="table-cell">
      <style:table-cell-properties fo:background-color="#fafafa" fo:padding-left="0.212cm" fo:padding-right="0.212cm" fo:padding-top="0.141cm" fo:padding-bottom="0.141cm" fo:border="0.1pt solid #cccccc">
        <style:background-image/>
      </style:table-cell-properties>
    </style:style>
    <style:style style:name="Tableau3.D7" style:family="table-cell">
      <style:table-cell-properties fo:background-color="#ffffff" fo:padding-left="0.212cm" fo:padding-right="0.212cm" fo:padding-top="0.141cm" fo:padding-bottom="0.141cm" fo:border="0.1pt solid #cccccc">
        <style:background-image/>
      </style:table-cell-properties>
    </style:style>
    <style:style style:name="Tableau3.B8" style:family="table-cell">
      <style:table-cell-properties fo:background-color="#ffffff" fo:padding-left="0.212cm" fo:padding-right="0.212cm" fo:padding-top="0.141cm" fo:padding-bottom="0.141cm" fo:border="0.1pt solid #cccccc">
        <style:background-image/>
      </style:table-cell-properties>
    </style:style>
    <style:style style:name="Tableau3.C8" style:family="table-cell">
      <style:table-cell-properties fo:background-color="#fafafa" fo:padding-left="0.212cm" fo:padding-right="0.212cm" fo:padding-top="0.141cm" fo:padding-bottom="0.141cm" fo:border="0.1pt solid #cccccc">
        <style:background-image/>
      </style:table-cell-properties>
    </style:style>
    <style:style style:name="Tableau3.D8" style:family="table-cell">
      <style:table-cell-properties fo:background-color="#ffffff" fo:padding-left="0.212cm" fo:padding-right="0.212cm" fo:padding-top="0.141cm" fo:padding-bottom="0.141cm" fo:border="0.1pt solid #cccccc">
        <style:background-image/>
      </style:table-cell-properties>
    </style:style>
    <style:style style:name="Tableau4" style:family="table">
      <style:table-properties style:width="16.51cm" fo:margin-left="0.012cm" fo:margin-top="0cm" fo:margin-bottom="0cm" table:align="left" style:writing-mode="page"/>
    </style:style>
    <style:style style:name="Tableau4.A" style:family="table-column">
      <style:table-column-properties style:column-width="16.51cm"/>
    </style:style>
    <style:style style:name="Tableau4.1" style:family="table-row">
      <style:table-row-properties fo:keep-together="auto"/>
    </style:style>
    <style:style style:name="Tableau4.A1" style:family="table-cell">
      <style:table-cell-properties fo:background-color="#f4f9f4" fo:padding-left="0.353cm" fo:padding-right="0.212cm" fo:padding-top="0.212cm" fo:padding-bottom="0.212cm" fo:border-left="0.75pt solid #1d9e75" fo:border-right="0.1pt solid #cccccc" fo:border-top="0.25pt solid #1d9e75" fo:border-bottom="0.1pt solid #cccccc">
        <style:background-image/>
      </style:table-cell-properties>
    </style:style>
    <style:style style:name="Tableau5" style:family="table">
      <style:table-properties style:width="16.51cm" fo:margin-left="0.012cm" fo:margin-top="0cm" fo:margin-bottom="0cm" table:align="left" style:writing-mode="page"/>
    </style:style>
    <style:style style:name="Tableau5.A" style:family="table-column">
      <style:table-column-properties style:column-width="16.51cm"/>
    </style:style>
    <style:style style:name="Tableau5.1" style:family="table-row">
      <style:table-row-properties fo:keep-together="auto"/>
    </style:style>
    <style:style style:name="Tableau5.A1" style:family="table-cell">
      <style:table-cell-properties fo:background-color="#f4f9f4" fo:padding-left="0.353cm" fo:padding-right="0.212cm" fo:padding-top="0.212cm" fo:padding-bottom="0.212cm" fo:border-left="0.75pt solid #1d9e75" fo:border-right="0.1pt solid #cccccc" fo:border-top="0.25pt solid #1d9e75" fo:border-bottom="0.1pt solid #cccccc">
        <style:background-image/>
      </style:table-cell-properties>
    </style:style>
    <style:style style:name="Tableau6" style:family="table">
      <style:table-properties style:width="16.51cm" fo:margin-left="0.012cm" fo:margin-top="0cm" fo:margin-bottom="0cm" table:align="left" style:writing-mode="page"/>
    </style:style>
    <style:style style:name="Tableau6.A" style:family="table-column">
      <style:table-column-properties style:column-width="16.51cm"/>
    </style:style>
    <style:style style:name="Tableau6.1" style:family="table-row">
      <style:table-row-properties fo:keep-together="auto"/>
    </style:style>
    <style:style style:name="Tableau6.A1" style:family="table-cell">
      <style:table-cell-properties fo:background-color="#f4f9f4" fo:padding-left="0.353cm" fo:padding-right="0.212cm" fo:padding-top="0.212cm" fo:padding-bottom="0.212cm" fo:border-left="0.75pt solid #1d9e75" fo:border-right="0.1pt solid #cccccc" fo:border-top="0.25pt solid #1d9e75" fo:border-bottom="0.1pt solid #cccccc">
        <style:background-image/>
      </style:table-cell-properties>
    </style:style>
    <style:style style:name="Tableau7" style:family="table">
      <style:table-properties style:width="15.921cm" fo:margin-left="0.002cm" fo:margin-top="0cm" fo:margin-bottom="0cm" table:align="left" style:writing-mode="page"/>
    </style:style>
    <style:style style:name="Tableau7.A" style:family="table-column">
      <style:table-column-properties style:column-width="5.292cm"/>
    </style:style>
    <style:style style:name="Tableau7.B" style:family="table-column">
      <style:table-column-properties style:column-width="10.629cm"/>
    </style:style>
    <style:style style:name="Tableau7.1" style:family="table-row">
      <style:table-row-properties fo:keep-together="auto"/>
    </style:style>
    <style:style style:name="Tableau7.A1" style:family="table-cell">
      <style:table-cell-properties fo:background-color="#a32d2d" fo:padding-left="0.212cm" fo:padding-right="0.212cm" fo:padding-top="0.141cm" fo:padding-bottom="0.141cm" fo:border="0.1pt solid #cccccc">
        <style:background-image/>
      </style:table-cell-properties>
    </style:style>
    <style:style style:name="Tableau7.A2" style:family="table-cell">
      <style:table-cell-properties fo:background-color="#fcebeb" fo:padding-left="0.212cm" fo:padding-right="0.212cm" fo:padding-top="0.141cm" fo:padding-bottom="0.141cm" fo:border="0.1pt solid #cccccc">
        <style:background-image/>
      </style:table-cell-properties>
    </style:style>
    <style:style style:name="Tableau7.B2" style:family="table-cell">
      <style:table-cell-properties fo:background-color="#ffffff" fo:padding-left="0.212cm" fo:padding-right="0.212cm" fo:padding-top="0.141cm" fo:padding-bottom="0.141cm" fo:border="0.1pt solid #cccccc">
        <style:background-image/>
      </style:table-cell-properties>
    </style:style>
    <style:style style:name="Tableau7.A3" style:family="table-cell">
      <style:table-cell-properties fo:background-color="#faeeda" fo:padding-left="0.212cm" fo:padding-right="0.212cm" fo:padding-top="0.141cm" fo:padding-bottom="0.141cm" fo:border="0.1pt solid #cccccc">
        <style:background-image/>
      </style:table-cell-properties>
    </style:style>
    <style:style style:name="Tableau7.A4" style:family="table-cell">
      <style:table-cell-properties fo:background-color="#e1f5ee" fo:padding-left="0.212cm" fo:padding-right="0.212cm" fo:padding-top="0.141cm" fo:padding-bottom="0.141cm" fo:border="0.1pt solid #cccccc">
        <style:background-image/>
      </style:table-cell-properties>
    </style:style>
    <style:style style:name="Tableau8" style:family="table">
      <style:table-properties style:width="15.921cm" fo:margin-left="0.018cm" fo:margin-top="0cm" fo:margin-bottom="0cm" table:align="left" style:writing-mode="page"/>
    </style:style>
    <style:style style:name="Tableau8.A" style:family="table-column">
      <style:table-column-properties style:column-width="15.921cm"/>
    </style:style>
    <style:style style:name="Tableau8.1" style:family="table-row">
      <style:table-row-properties fo:keep-together="auto"/>
    </style:style>
    <style:style style:name="Tableau8.A1" style:family="table-cell">
      <style:table-cell-properties fo:background-color="#faeeda" fo:padding-left="0.353cm" fo:padding-right="0.212cm" fo:padding-top="0.176cm" fo:padding-bottom="0.176cm" fo:border-left="1pt solid #ba7517" fo:border-right="0.1pt solid #cccccc" fo:border-top="0.25pt solid #ba7517" fo:border-bottom="0.1pt solid #cccccc">
        <style:background-image/>
      </style:table-cell-properties>
    </style:style>
    <style:style style:name="Tableau9" style:family="table">
      <style:table-properties style:width="15.921cm" fo:margin-left="0.002cm" fo:margin-top="0cm" fo:margin-bottom="0cm" table:align="left" style:writing-mode="page"/>
    </style:style>
    <style:style style:name="Tableau9.A" style:family="table-column">
      <style:table-column-properties style:column-width="6.348cm"/>
    </style:style>
    <style:style style:name="Tableau9.B" style:family="table-column">
      <style:table-column-properties style:column-width="9.573cm"/>
    </style:style>
    <style:style style:name="Tableau9.1" style:family="table-row">
      <style:table-row-properties fo:keep-together="auto"/>
    </style:style>
    <style:style style:name="Tableau9.A1" style:family="table-cell">
      <style:table-cell-properties fo:background-color="#1d9e75" fo:padding-left="0.212cm" fo:padding-right="0.212cm" fo:padding-top="0.141cm" fo:padding-bottom="0.141cm" fo:border="0.1pt solid #cccccc">
        <style:background-image/>
      </style:table-cell-properties>
    </style:style>
    <style:style style:name="Tableau9.A2" style:family="table-cell">
      <style:table-cell-properties fo:background-color="#e1f5ee" fo:padding-left="0.212cm" fo:padding-right="0.212cm" fo:padding-top="0.141cm" fo:padding-bottom="0.141cm" fo:border="0.1pt solid #cccccc">
        <style:background-image/>
      </style:table-cell-properties>
    </style:style>
    <style:style style:name="Tableau9.B2" style:family="table-cell">
      <style:table-cell-properties fo:background-color="#ffffff" fo:padding-left="0.212cm" fo:padding-right="0.212cm" fo:padding-top="0.141cm" fo:padding-bottom="0.141cm" fo:border="0.1pt solid #cccccc">
        <style:background-image/>
      </style:table-cell-properties>
    </style:style>
    <style:style style:name="Tableau9.A3" style:family="table-cell">
      <style:table-cell-properties fo:background-color="#fcebeb" fo:padding-left="0.212cm" fo:padding-right="0.212cm" fo:padding-top="0.141cm" fo:padding-bottom="0.141cm" fo:border="0.1pt solid #cccccc">
        <style:background-image/>
      </style:table-cell-properties>
    </style:style>
    <style:style style:name="Tableau9.A4" style:family="table-cell">
      <style:table-cell-properties fo:background-color="#faeeda" fo:padding-left="0.212cm" fo:padding-right="0.212cm" fo:padding-top="0.141cm" fo:padding-bottom="0.141cm" fo:border="0.1pt solid #cccccc">
        <style:background-image/>
      </style:table-cell-properties>
    </style:style>
    <style:style style:name="Tableau9.A6" style:family="table-cell">
      <style:table-cell-properties fo:background-color="#e6f1fb" fo:padding-left="0.212cm" fo:padding-right="0.212cm" fo:padding-top="0.141cm" fo:padding-bottom="0.141cm" fo:border="0.1pt solid #cccccc">
        <style:background-image/>
      </style:table-cell-properties>
    </style:style>
    <style:style style:name="Tableau9.A7" style:family="table-cell">
      <style:table-cell-properties fo:background-color="#eeedfe" fo:padding-left="0.212cm" fo:padding-right="0.212cm" fo:padding-top="0.141cm" fo:padding-bottom="0.141cm" fo:border="0.1pt solid #cccccc">
        <style:background-image/>
      </style:table-cell-properties>
    </style:style>
    <style:style style:name="Tableau9.A8" style:family="table-cell">
      <style:table-cell-properties fo:background-color="#eeedfe" fo:padding-left="0.212cm" fo:padding-right="0.212cm" fo:padding-top="0.141cm" fo:padding-bottom="0.141cm" fo:border-left="0.1pt solid #cccccc" fo:border-right="0.1pt solid #cccccc" fo:border-top="none" fo:border-bottom="0.1pt solid #cccccc">
        <style:background-image/>
      </style:table-cell-properties>
    </style:style>
    <style:style style:name="Tableau9.B8" style:family="table-cell">
      <style:table-cell-properties fo:background-color="#ffffff" fo:padding-left="0.212cm" fo:padding-right="0.212cm" fo:padding-top="0.141cm" fo:padding-bottom="0.141cm" fo:border-left="0.1pt solid #cccccc" fo:border-right="0.1pt solid #cccccc" fo:border-top="none" fo:border-bottom="0.1pt solid #cccccc">
        <style:background-image/>
      </style:table-cell-properties>
    </style:style>
    <style:style style:name="Tableau9.A10" style:family="table-cell">
      <style:table-cell-properties fo:background-color="#eaf3de" fo:padding-left="0.212cm" fo:padding-right="0.212cm" fo:padding-top="0.141cm" fo:padding-bottom="0.141cm" fo:border="0.1pt solid #cccccc">
        <style:background-image/>
      </style:table-cell-properties>
    </style:style>
    <style:style style:name="P1" style:family="paragraph" style:parent-style-name="Standard">
      <style:paragraph-properties fo:margin-top="0cm" fo:margin-bottom="1.058cm" style:contextual-spacing="false"/>
    </style:style>
    <style:style style:name="P2" style:family="paragraph" style:parent-style-name="Standard">
      <style:paragraph-properties fo:margin-top="0cm" fo:margin-bottom="0.212cm" style:contextual-spacing="false" fo:text-align="center" style:justify-single-word="false"/>
    </style:style>
    <style:style style:name="P3" style:family="paragraph" style:parent-style-name="Standard">
      <style:paragraph-properties fo:margin-top="0cm" fo:margin-bottom="0.141cm" style:contextual-spacing="false" fo:text-align="center" style:justify-single-word="false"/>
    </style:style>
    <style:style style:name="P4" style:family="paragraph" style:parent-style-name="Standard">
      <style:paragraph-properties fo:margin-top="0cm" fo:margin-bottom="1.058cm" style:contextual-spacing="false" fo:text-align="center" style:justify-single-word="false"/>
    </style:style>
    <style:style style:name="P5" style:family="paragraph" style:parent-style-name="Heading_20_1">
      <style:paragraph-properties fo:margin-top="0.635cm" fo:margin-bottom="0.212cm" style:contextual-spacing="false"/>
    </style:style>
    <style:style style:name="P6" style:family="paragraph" style:parent-style-name="Standard">
      <style:paragraph-properties fo:margin-top="0cm" fo:margin-bottom="0.212cm" style:contextual-spacing="false"/>
    </style:style>
    <style:style style:name="P7" style:family="paragraph" style:parent-style-name="Standard">
      <style:paragraph-properties fo:margin-top="0cm" fo:margin-bottom="0.141cm" style:contextual-spacing="false"/>
    </style:style>
    <style:style style:name="P8" style:family="paragraph" style:parent-style-name="List_20_Paragraph" style:list-style-name="WWNum2">
      <style:paragraph-properties fo:margin-top="0cm" fo:margin-bottom="0.141cm" style:contextual-spacing="false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Heading_20_2">
      <style:paragraph-properties fo:margin-top="0.494cm" fo:margin-bottom="0.176cm" style:contextual-spacing="false"/>
    </style:style>
    <style:style style:name="P11" style:family="paragraph" style:parent-style-name="List_20_Paragraph" style:list-style-name="WWNum3">
      <style:paragraph-properties fo:margin-top="0cm" fo:margin-bottom="0.141cm" style:contextual-spacing="false"/>
    </style:style>
    <style:style style:name="P12" style:family="paragraph" style:parent-style-name="Standard">
      <style:paragraph-properties fo:margin-top="0cm" fo:margin-bottom="0cm" style:contextual-spacing="false"/>
    </style:style>
    <style:style style:name="P13" style:family="paragraph" style:parent-style-name="Standard">
      <style:text-properties officeooo:paragraph-rsid="000e0153"/>
    </style:style>
    <style:style style:name="P14" style:family="paragraph" style:parent-style-name="Standard">
      <style:text-properties style:font-name="Arial2" fo:font-size="10pt" fo:font-weight="normal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margin-top="0cm" fo:margin-bottom="0.529cm" style:contextual-spacing="false"/>
      <style:text-properties officeooo:rsid="000e0153"/>
    </style:style>
    <style:style style:name="T1" style:family="text">
      <style:text-properties fo:color="#1d9e75" loext:opacity="100%" style:font-name="Arial" fo:font-size="36pt" fo:font-weight="bold" style:font-name-asian="Arial3" style:font-size-asian="36pt" style:font-weight-asian="bold" style:font-name-complex="Arial3" style:font-size-complex="36pt" style:font-weight-complex="bold"/>
    </style:style>
    <style:style style:name="T2" style:family="text">
      <style:text-properties fo:color="#5f5e5a" loext:opacity="100%" style:font-name="Arial" fo:font-size="16pt" style:font-name-asian="Arial3" style:font-size-asian="16pt" style:font-name-complex="Arial3" style:font-size-complex="16pt"/>
    </style:style>
    <style:style style:name="T3" style:family="text">
      <style:text-properties fo:color="#5f5e5a" loext:opacity="100%" style:font-name="Arial" fo:font-size="12pt" fo:font-style="italic" style:font-name-asian="Arial3" style:font-size-asian="12pt" style:font-style-asian="italic" style:font-name-complex="Arial3" style:font-size-complex="12pt" style:font-style-complex="italic"/>
    </style:style>
    <style:style style:name="T4" style:family="text">
      <style:text-properties fo:color="#1d9e75" loext:opacity="100%" style:font-name="Arial" fo:font-size="18pt" fo:font-weight="bold" style:font-name-asian="Arial3" style:font-size-asian="18pt" style:font-weight-asian="bold" style:font-name-complex="Arial3" style:font-size-complex="18pt" style:font-weight-complex="bold"/>
    </style:style>
    <style:style style:name="T5" style:family="text">
      <style:text-properties style:font-name="Arial" fo:font-size="11pt" style:font-name-asian="Arial3" style:font-size-asian="11pt" style:font-name-complex="Arial3" style:font-size-complex="11pt"/>
    </style:style>
    <style:style style:name="T6" style:family="text">
      <style:text-properties style:font-name="Arial" fo:font-size="11pt" fo:font-weight="bold" style:font-name-asian="Arial3" style:font-size-asian="11pt" style:font-weight-asian="bold" style:font-name-complex="Arial3" style:font-size-complex="11pt" style:font-weight-complex="bold"/>
    </style:style>
    <style:style style:name="T7" style:family="text">
      <style:text-properties fo:color="#3b6d11" loext:opacity="100%" fo:font-family="'Courier New'" style:font-family-generic="roman" style:font-pitch="variable" fo:font-size="10pt" style:font-family-asian="'Courier New'" style:font-family-generic-asian="system" style:font-pitch-asian="variable" style:font-size-asian="10pt" style:font-family-complex="'Courier New'" style:font-family-generic-complex="system" style:font-pitch-complex="variable" style:font-size-complex="10pt"/>
    </style:style>
    <style:style style:name="T8" style:family="text">
      <style:text-properties fo:color="#ffffff" loext:opacity="100%" style:font-name="Arial" fo:font-size="10pt" fo:font-weight="bold" style:font-name-asian="Arial3" style:font-size-asian="10pt" style:font-weight-asian="bold" style:font-name-complex="Arial3" style:font-size-complex="10pt" style:font-weight-complex="bold"/>
    </style:style>
    <style:style style:name="T9" style:family="text">
      <style:text-properties fo:color="#3b6d11" loext:opacity="100%" style:font-name="Arial" fo:font-size="10pt" fo:font-weight="normal" style:font-name-asian="Arial3" style:font-size-asian="10pt" style:font-weight-asian="normal" style:font-name-complex="Arial3" style:font-size-complex="10pt" style:font-weight-complex="normal"/>
    </style:style>
    <style:style style:name="T10" style:family="text">
      <style:text-properties fo:color="#5f5e5a" loext:opacity="100%" style:font-name="Arial" fo:font-size="10pt" fo:font-weight="normal" style:font-name-asian="Arial3" style:font-size-asian="10pt" style:font-weight-asian="normal" style:font-name-complex="Arial3" style:font-size-complex="10pt" style:font-weight-complex="normal"/>
    </style:style>
    <style:style style:name="T11" style:family="text">
      <style:text-properties fo:color="#000000" loext:opacity="100%" style:font-name="Arial" fo:font-size="10pt" fo:font-weight="normal" style:font-name-asian="Arial3" style:font-size-asian="10pt" style:font-weight-asian="normal" style:font-name-complex="Arial3" style:font-size-complex="10pt" style:font-weight-complex="normal"/>
    </style:style>
    <style:style style:name="T12" style:family="text">
      <style:text-properties fo:color="#534ab7" loext:opacity="100%" style:font-name="Arial" fo:font-size="10pt" fo:font-weight="normal" style:font-name-asian="Arial3" style:font-size-asian="10pt" style:font-weight-asian="normal" style:font-name-complex="Arial3" style:font-size-complex="10pt" style:font-weight-complex="normal"/>
    </style:style>
    <style:style style:name="T13" style:family="text">
      <style:text-properties fo:color="#1d9e75" loext:opacity="100%" style:font-name="Arial" fo:font-size="9pt" fo:font-weight="bold" style:font-name-asian="Arial3" style:font-size-asian="9pt" style:font-weight-asian="bold" style:font-name-complex="Arial3" style:font-size-complex="9pt" style:font-weight-complex="bold"/>
    </style:style>
    <style:style style:name="T14" style:family="text">
      <style:text-properties fo:color="#000000" loext:opacity="100%" fo:font-family="'Courier New'" style:font-family-generic="roman" style:font-pitch="variable" fo:font-size="10pt" fo:font-weight="bold" style:font-family-asian="'Courier New'" style:font-family-generic-asian="system" style:font-pitch-asian="variable" style:font-size-asian="10pt" style:font-weight-asian="bold" style:font-family-complex="'Courier New'" style:font-family-generic-complex="system" style:font-pitch-complex="variable" style:font-size-complex="10pt" style:font-weight-complex="bold"/>
    </style:style>
    <style:style style:name="T15" style:family="text">
      <style:text-properties fo:color="#3b6d11" loext:opacity="100%" fo:font-family="'Courier New'" style:font-family-generic="roman" style:font-pitch="variable" fo:font-size="9pt" style:font-family-asian="'Courier New'" style:font-family-generic-asian="system" style:font-pitch-asian="variable" style:font-size-asian="9pt" style:font-family-complex="'Courier New'" style:font-family-generic-complex="system" style:font-pitch-complex="variable" style:font-size-complex="9pt"/>
    </style:style>
    <style:style style:name="T16" style:family="text">
      <style:text-properties fo:color="#333333" loext:opacity="100%" style:font-name="Arial" fo:font-size="10pt" style:font-name-asian="Arial3" style:font-size-asian="10pt" style:font-name-complex="Arial3" style:font-size-complex="10pt"/>
    </style:style>
    <style:style style:name="T17" style:family="text">
      <style:text-properties fo:color="#a32d2d" loext:opacity="100%" style:font-name="Arial" fo:font-size="9pt" fo:font-weight="bold" style:font-name-asian="Arial3" style:font-size-asian="9pt" style:font-weight-asian="bold" style:font-name-complex="Arial3" style:font-size-complex="9pt" style:font-weight-complex="bold"/>
    </style:style>
    <style:style style:name="T18" style:family="text">
      <style:text-properties fo:color="#ba7517" loext:opacity="100%" style:font-name="Arial" fo:font-size="9pt" fo:font-weight="bold" style:font-name-asian="Arial3" style:font-size-asian="9pt" style:font-weight-asian="bold" style:font-name-complex="Arial3" style:font-size-complex="9pt" style:font-weight-complex="bold"/>
    </style:style>
    <style:style style:name="T19" style:family="text">
      <style:text-properties fo:color="#185fa5" loext:opacity="100%" style:font-name="Arial" fo:font-size="9pt" fo:font-weight="bold" style:font-name-asian="Arial3" style:font-size-asian="9pt" style:font-weight-asian="bold" style:font-name-complex="Arial3" style:font-size-complex="9pt" style:font-weight-complex="bold"/>
    </style:style>
    <style:style style:name="T20" style:family="text">
      <style:text-properties fo:color="#534ab7" loext:opacity="100%" style:font-name="Arial" fo:font-size="14pt" fo:font-weight="bold" style:font-name-asian="Arial3" style:font-size-asian="14pt" style:font-weight-asian="bold" style:font-name-complex="Arial3" style:font-size-complex="14pt" style:font-weight-complex="bold"/>
    </style:style>
    <style:style style:name="T21" style:family="text">
      <style:text-properties fo:color="#0f6e56" loext:opacity="100%" fo:font-family="'Courier New'" style:font-family-generic="roman" style:font-pitch="variable" fo:font-size="9pt" style:font-family-asian="'Courier New'" style:font-family-generic-asian="system" style:font-pitch-asian="variable" style:font-size-asian="9pt" style:font-family-complex="'Courier New'" style:font-family-generic-complex="system" style:font-pitch-complex="variable" style:font-size-complex="9pt"/>
    </style:style>
    <style:style style:name="T22" style:family="text">
      <style:text-properties fo:color="#a32d2d" loext:opacity="100%" style:font-name="Arial" fo:font-size="10pt" fo:font-weight="normal" style:font-name-asian="Arial3" style:font-size-asian="10pt" style:font-weight-asian="normal" style:font-name-complex="Arial3" style:font-size-complex="10pt" style:font-weight-complex="normal"/>
    </style:style>
    <style:style style:name="T23" style:family="text">
      <style:text-properties fo:color="#ba7517" loext:opacity="100%" style:font-name="Arial" fo:font-size="10pt" fo:font-weight="normal" style:font-name-asian="Arial3" style:font-size-asian="10pt" style:font-weight-asian="normal" style:font-name-complex="Arial3" style:font-size-complex="10pt" style:font-weight-complex="normal"/>
    </style:style>
    <style:style style:name="T24" style:family="text">
      <style:text-properties fo:color="#1d9e75" loext:opacity="100%" style:font-name="Arial" fo:font-size="10pt" fo:font-weight="normal" style:font-name-asian="Arial3" style:font-size-asian="10pt" style:font-weight-asian="normal" style:font-name-complex="Arial3" style:font-size-complex="10pt" style:font-weight-complex="normal"/>
    </style:style>
    <style:style style:name="T25" style:family="text">
      <style:text-properties fo:color="#ba7517" loext:opacity="100%" style:font-name="Arial" fo:font-size="11pt" fo:font-weight="bold" style:font-name-asian="Arial3" style:font-size-asian="11pt" style:font-weight-asian="bold" style:font-name-complex="Arial3" style:font-size-complex="11pt" style:font-weight-complex="bold"/>
    </style:style>
    <style:style style:name="T26" style:family="text">
      <style:text-properties fo:color="#5c3a00" loext:opacity="100%" style:font-name="Arial" fo:font-size="10pt" style:font-name-asian="Arial3" style:font-size-asian="10pt" style:font-name-complex="Arial3" style:font-size-complex="10pt"/>
    </style:style>
    <style:style style:name="T27" style:family="text">
      <style:text-properties fo:color="#000000" loext:opacity="100%" style:font-name="Arial" fo:font-size="10pt" fo:font-weight="normal" officeooo:rsid="000e0153" style:font-name-asian="Arial3" style:font-size-asian="10pt" style:font-weight-asian="normal" style:font-name-complex="Arial3" style:font-size-complex="10pt" style:font-weight-complex="normal"/>
    </style:style>
    <style:style style:name="T28" style:family="text">
      <style:text-properties fo:color="#000000" loext:opacity="100%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T1">TimerGenerique</text:span></text:p>
      <text:p text:style-name="P3"><text:span text:style-name="T2">Documentation du package Unity</text:span></text:p>
      <text:p text:style-name="P4"><text:span text:style-name="T3">Pour débutants et utilisateurs avancés</text:span></text:p>
      <text:h text:style-name="P5" text:outline-level="1"><text:span text:style-name="T4">Qu'est-ce que TimerGenerique ?</text:span></text:h>
      <text:p text:style-name="P6"><text:span text:style-name="T5">TimerGenerique est un composant Unity qui agit comme un </text:span><text:span text:style-name="T6">chronomètre intelligent</text:span><text:span text:style-name="T5">. Il mesure le temps qui s'écoule et vous avertit automatiquement lors d'événements importants : collisions, passage dans une zone, activation ou désactivation de l'objet.</text:span></text:p>
      <text:p text:style-name="P6"><text:span text:style-name="T5">Pas besoin d'écrire de logique de timer vous-même. Branchez simplement vos fonctions dans l'Inspector et le composant s'occupe du reste.</text:span></text:p>
      <text:p text:style-name="P7"/>
      <text:h text:style-name="P5" text:outline-level="1"><text:span text:style-name="T4">Mise en place rapide</text:span></text:h>
      <text:p text:style-name="P6"><text:span text:style-name="T6">Suivez ces étapes pour utiliser le timer en moins de 2 minutes :</text:span></text:p>
      <text:list xml:id="list994621346" text:style-name="WWNum2">
        <text:list-item text:start-value="1">
          <text:p text:style-name="P8"><text:span text:style-name="T5">Glissez </text:span><text:span text:style-name="T7">TimerGenerique.cs</text:span><text:span text:style-name="T5"> sur n'importe quel GameObject dans votre scène.</text:span></text:p>
        </text:list-item>
        <text:list-item>
          <text:p text:style-name="P8"><text:span text:style-name="T5">Cochez </text:span><text:span text:style-name="T7">Running</text:span><text:span text:style-name="T5"> dans l'Inspector si vous voulez que le timer parte immédiatement au lancement.</text:span></text:p>
        </text:list-item>
        <text:list-item>
          <text:p text:style-name="P8"><text:span text:style-name="T5">Dans un des champs d'événement (ex : </text:span><text:span text:style-name="T7">On Timer Tick</text:span><text:span text:style-name="T5">), cliquez </text:span><text:span text:style-name="T6">+</text:span><text:span text:style-name="T5"> et glissez un objet cible, puis choisissez la fonction à appeler.</text:span></text:p>
        </text:list-item>
        <text:list-item>
          <text:p text:style-name="P8"><text:span text:style-name="T5">Lancez la scène. Votre fonction reçoit automatiquement le temps en secondes.</text:span></text:p>
        </text:list-item>
      </text:list>
      <text:p text:style-name="P7"/>
      <text:h text:style-name="P5" text:outline-level="1"><text:span text:style-name="T4">Propriétés</text:span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Standard"><text:span text:style-name="T8">Nom</text:span></text:p>
          </table:table-cell>
          <table:table-cell table:style-name="Tableau1.A1" office:value-type="string">
            <text:p text:style-name="Standard"><text:span text:style-name="T8">Type</text:span></text:p>
          </table:table-cell>
          <table:table-cell table:style-name="Tableau1.A1" office:value-type="string">
            <text:p text:style-name="Standard"><text:span text:style-name="T8">Description</text:span></text:p>
          </table:table-cell>
        </table:table-row>
        <table:table-row table:style-name="Tableau1.1">
          <table:table-cell table:style-name="Tableau1.A2" office:value-type="string">
            <text:p text:style-name="Standard"><text:span text:style-name="T9">time</text:span></text:p>
          </table:table-cell>
          <table:table-cell table:style-name="Tableau1.B2" office:value-type="string">
            <text:p text:style-name="Standard"><text:span text:style-name="T10">float</text:span></text:p>
          </table:table-cell>
          <table:table-cell table:style-name="Tableau1.C2" office:value-type="string">
            <text:p text:style-name="Standard"><text:span text:style-name="T11">Le temps écoulé en secondes depuis le dernier Restart(). Se met à jour à chaque frame. Visible dans l'Inspector.</text:span></text:p>
          </table:table-cell>
        </table:table-row>
        <table:table-row table:style-name="Tableau1.1">
          <table:table-cell table:style-name="Tableau1.A2" office:value-type="string">
            <text:p text:style-name="Standard"><text:span text:style-name="T9">running</text:span></text:p>
          </table:table-cell>
          <table:table-cell table:style-name="Tableau1.B2" office:value-type="string">
            <text:p text:style-name="Standard"><text:span text:style-name="T10">bool</text:span></text:p>
          </table:table-cell>
          <table:table-cell table:style-name="Tableau1.C2" office:value-type="string">
            <text:p text:style-name="Standard"><text:span text:style-name="T11">Indique si le timer est actif. Cochez dans l'Inspector pour démarrer automatiquement, ou contrôlez via Play() / Pause().</text:span></text:p>
          </table:table-cell>
        </table:table-row>
      </table:table>
      <text:p text:style-name="P7"/>
      <text:h text:style-name="P5" text:outline-level="1"><text:span text:style-name="T4">Méthodes</text:span></text:h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Standard"><text:span text:style-name="T8">Méthode</text:span></text:p>
          </table:table-cell>
          <table:table-cell table:style-name="Tableau2.A1" office:value-type="string">
            <text:p text:style-name="Standard"><text:span text:style-name="T8">Description</text:span></text:p>
          </table:table-cell>
        </table:table-row>
        <table:table-row table:style-name="Tableau2.1">
          <table:table-cell table:style-name="Tableau2.A2" office:value-type="string">
            <text:p text:style-name="Standard"><text:span text:style-name="T12">Play()</text:span></text:p>
          </table:table-cell>
          <table:table-cell table:style-name="Tableau2.B2" office:value-type="string">
            <text:p text:style-name="Standard"><text:span text:style-name="T11">Démarre ou reprend le timer. Le temps continue depuis là où il s'était arrêté.</text:span></text:p>
          </table:table-cell>
        </table:table-row>
        <table:table-row table:style-name="Tableau2.1">
          <table:table-cell table:style-name="Tableau2.A2" office:value-type="string">
            <text:p text:style-name="Standard"><text:span text:style-name="T12">Pause()</text:span></text:p>
          </table:table-cell>
          <table:table-cell table:style-name="Tableau2.B2" office:value-type="string">
            <text:p text:style-name="Standard"><text:span text:style-name="T11">Met le timer en pause. Le temps est conservé pour reprendre plus tard.</text:span></text:p>
          </table:table-cell>
        </table:table-row>
        <text:soft-page-break/>
        <table:table-row table:style-name="Tableau2.1">
          <table:table-cell table:style-name="Tableau2.A2" office:value-type="string">
            <text:p text:style-name="Standard"><text:span text:style-name="T12">Restart()</text:span></text:p>
          </table:table-cell>
          <table:table-cell table:style-name="Tableau2.B2" office:value-type="string">
            <text:p text:style-name="Standard"><text:span text:style-name="T11">Remet le temps à zéro et arrête le timer. Utile pour mesurer le prochain intervalle.</text:span></text:p>
          </table:table-cell>
        </table:table-row>
      </table:table>
      <text:p text:style-name="P7"/>
      <text:h text:style-name="P5" text:outline-level="1"><text:span text:style-name="T4">Événements (UnityEvents)</text:span></text:h>
      <text:p text:style-name="P6"><text:span text:style-name="T5">Chaque événement envoie le temps actuel (</text:span><text:span text:style-name="T7">float</text:span><text:span text:style-name="T5">) à vos fonctions. Abonnez-vous depuis l'Inspector ou par code (voir exemples ci-dessous).</text:span></text:p>
      <text:p text:style-name="P7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Standard"><text:span text:style-name="T8">Catégorie</text:span></text:p>
          </table:table-cell>
          <table:table-cell table:style-name="Tableau3.A1" office:value-type="string">
            <text:p text:style-name="Standard"><text:span text:style-name="T8">Événement</text:span></text:p>
          </table:table-cell>
          <table:table-cell table:style-name="Tableau3.A1" office:value-type="string">
            <text:p text:style-name="Standard"><text:span text:style-name="T8">Paramètre</text:span></text:p>
          </table:table-cell>
          <table:table-cell table:style-name="Tableau3.A1" office:value-type="string">
            <text:p text:style-name="Standard"><text:span text:style-name="T8">Description</text:span></text:p>
          </table:table-cell>
        </table:table-row>
        <table:table-row table:style-name="Tableau3.1">
          <table:table-cell table:style-name="Tableau3.A2" office:value-type="string">
            <text:p text:style-name="P9"><text:span text:style-name="T13">Continu</text:span></text:p>
          </table:table-cell>
          <table:table-cell table:style-name="Tableau3.B2" office:value-type="string">
            <text:p text:style-name="Standard"><text:span text:style-name="T14">OnTimerTick</text:span></text:p>
          </table:table-cell>
          <table:table-cell table:style-name="Tableau3.C2" office:value-type="string">
            <text:p text:style-name="Standard"><text:span text:style-name="T15">float</text:span></text:p>
          </table:table-cell>
          <table:table-cell table:style-name="Tableau3.D2" office:value-type="string">
            <text:p text:style-name="Standard"><text:span text:style-name="T16">Appelé à chaque frame quand le timer tourne. Idéal pour afficher le temps en temps réel.</text:span></text:p>
          </table:table-cell>
        </table:table-row>
        <table:table-row table:style-name="Tableau3.1">
          <table:table-cell table:style-name="Tableau3.A3" office:value-type="string">
            <text:p text:style-name="P9"><text:span text:style-name="T17">Physique</text:span></text:p>
          </table:table-cell>
          <table:table-cell table:style-name="Tableau3.B3" office:value-type="string">
            <text:p text:style-name="Standard"><text:span text:style-name="T14">OnCollision</text:span></text:p>
          </table:table-cell>
          <table:table-cell table:style-name="Tableau3.C3" office:value-type="string">
            <text:p text:style-name="Standard"><text:span text:style-name="T15">float</text:span></text:p>
          </table:table-cell>
          <table:table-cell table:style-name="Tableau3.D3" office:value-type="string">
            <text:p text:style-name="Standard"><text:span text:style-name="T16">Déclenché à chaque collision physique. Envoie le temps depuis la dernière collision. Le timer redémarre automatiquement.</text:span></text:p>
          </table:table-cell>
        </table:table-row>
        <table:table-row table:style-name="Tableau3.1">
          <table:table-cell table:style-name="Tableau3.A4" office:value-type="string">
            <text:p text:style-name="P9"><text:span text:style-name="T18">Trigger</text:span></text:p>
          </table:table-cell>
          <table:table-cell table:style-name="Tableau3.B4" office:value-type="string">
            <text:p text:style-name="Standard"><text:span text:style-name="T14">OnTriggerEnterTick</text:span></text:p>
          </table:table-cell>
          <table:table-cell table:style-name="Tableau3.C4" office:value-type="string">
            <text:p text:style-name="Standard"><text:span text:style-name="T15">float</text:span></text:p>
          </table:table-cell>
          <table:table-cell table:style-name="Tableau3.D4" office:value-type="string">
            <text:p text:style-name="Standard"><text:span text:style-name="T16">Déclenché quand un objet entre dans la zone trigger. Envoie le temps depuis le dernier enter.</text:span></text:p>
          </table:table-cell>
        </table:table-row>
        <table:table-row table:style-name="Tableau3.1">
          <table:table-cell table:style-name="Tableau3.A4" office:value-type="string">
            <text:p text:style-name="P9"><text:span text:style-name="T18">Trigger</text:span></text:p>
          </table:table-cell>
          <table:table-cell table:style-name="Tableau3.B5" office:value-type="string">
            <text:p text:style-name="Standard"><text:span text:style-name="T14">OnTriggerExitTick</text:span></text:p>
          </table:table-cell>
          <table:table-cell table:style-name="Tableau3.C5" office:value-type="string">
            <text:p text:style-name="Standard"><text:span text:style-name="T15">float</text:span></text:p>
          </table:table-cell>
          <table:table-cell table:style-name="Tableau3.D5" office:value-type="string">
            <text:p text:style-name="Standard"><text:span text:style-name="T16">Déclenché quand un objet quitte la zone trigger. Envoie le temps depuis le dernier exit.</text:span></text:p>
          </table:table-cell>
        </table:table-row>
        <table:table-row table:style-name="Tableau3.1">
          <table:table-cell table:style-name="Tableau3.A6" office:value-type="string">
            <text:p text:style-name="P9"><text:span text:style-name="T19">Cycle vie</text:span></text:p>
          </table:table-cell>
          <table:table-cell table:style-name="Tableau3.B6" office:value-type="string">
            <text:p text:style-name="Standard"><text:span text:style-name="T14">OnStartEvent</text:span></text:p>
          </table:table-cell>
          <table:table-cell table:style-name="Tableau3.C6" office:value-type="string">
            <text:p text:style-name="Standard"><text:span text:style-name="T15">float</text:span></text:p>
          </table:table-cell>
          <table:table-cell table:style-name="Tableau3.D6" office:value-type="string">
            <text:p text:style-name="Standard"><text:span text:style-name="T16">Appelé une fois au lancement de la scène. Le temps vaut 0.</text:span></text:p>
          </table:table-cell>
        </table:table-row>
        <table:table-row table:style-name="Tableau3.1">
          <table:table-cell table:style-name="Tableau3.A6" office:value-type="string">
            <text:p text:style-name="P9"><text:span text:style-name="T19">Cycle vie</text:span></text:p>
          </table:table-cell>
          <table:table-cell table:style-name="Tableau3.B7" office:value-type="string">
            <text:p text:style-name="Standard"><text:span text:style-name="T14">OnEnableEvent</text:span></text:p>
          </table:table-cell>
          <table:table-cell table:style-name="Tableau3.C7" office:value-type="string">
            <text:p text:style-name="Standard"><text:span text:style-name="T15">float</text:span></text:p>
          </table:table-cell>
          <table:table-cell table:style-name="Tableau3.D7" office:value-type="string">
            <text:p text:style-name="Standard"><text:span text:style-name="T16">Déclenché chaque fois que cet objet est activé (SetActive(true)).</text:span></text:p>
          </table:table-cell>
        </table:table-row>
        <table:table-row table:style-name="Tableau3.1">
          <table:table-cell table:style-name="Tableau3.A6" office:value-type="string">
            <text:p text:style-name="P9"><text:span text:style-name="T19">Cycle vie</text:span></text:p>
          </table:table-cell>
          <table:table-cell table:style-name="Tableau3.B8" office:value-type="string">
            <text:p text:style-name="Standard"><text:span text:style-name="T14">OnDisableEvent</text:span></text:p>
          </table:table-cell>
          <table:table-cell table:style-name="Tableau3.C8" office:value-type="string">
            <text:p text:style-name="Standard"><text:span text:style-name="T15">float</text:span></text:p>
          </table:table-cell>
          <table:table-cell table:style-name="Tableau3.D8" office:value-type="string">
            <text:p text:style-name="Standard"><text:span text:style-name="T16">Déclenché chaque fois que cet objet est désactivé (SetActive(false)).</text:span></text:p>
          </table:table-cell>
        </table:table-row>
      </table:table>
      <text:p text:style-name="P7"/>
      <text:h text:style-name="P5" text:outline-level="1"><text:span text:style-name="T4">Exemple inclus dans le package</text:span></text:h>
      <text:p text:style-name="P6"><text:span text:style-name="T5">Le package contient un exemple prêt à l'emploi : </text:span><text:span text:style-name="T7">TimerRendererExemple.cs</text:span><text:span text:style-name="T5">. Il montre comment afficher le temps dans un élément de texte </text:span><text:span text:style-name="T7">TextMeshPro</text:span><text:span text:style-name="T5">.</text:span></text:p>
      <text:p text:style-name="P7"/>
      <text:h text:style-name="P10" text:outline-level="2"><text:span text:style-name="T20">Comment ça fonctionne ?</text:span></text:h>
      <text:list text:style-name="WWNum3">
        <text:list-item text:start-value="1">
          <text:p text:style-name="P11"><text:span text:style-name="T5">Le script récupère une référence vers le </text:span><text:span text:style-name="T7">TimerGenerique</text:span><text:span text:style-name="T5"> via </text:span><text:span text:style-name="T7">[SerializeField]</text:span><text:span text:style-name="T5">.</text:span></text:p>
        </text:list-item>
        <text:list-item>
          <text:p text:style-name="P11"><text:span text:style-name="T5">Il s'abonne à </text:span><text:span text:style-name="T7">OnTimerTick</text:span><text:span text:style-name="T5"> dans la méthode </text:span><text:span text:style-name="T7">Awake()</text:span><text:span text:style-name="T5">.</text:span></text:p>
        </text:list-item>
        <text:list-item>
          <text:p text:style-name="P11"><text:span text:style-name="T5">À chaque tick, la méthode </text:span><text:span text:style-name="T7">TimeHandler(float time)</text:span><text:span text:style-name="T5"> est appelée et met à jour le texte.</text:span></text:p>
        </text:list-item>
      </text:list>
      <text:p text:style-name="P7"/>
      <text:h text:style-name="P10" text:outline-level="2"><text:soft-page-break/><text:span text:style-name="T20">Code source de l'exemple</text:span></text:h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12"><text:span text:style-name="T21">using TMPro;</text:span></text:p>
            <text:p text:style-name="P12"><text:span text:style-name="T21">using UnityEngine;</text:span></text:p>
            <text:p text:style-name="P12"/>
            <text:p text:style-name="P12"><text:span text:style-name="T21">public class TimerRendererExemple : MonoBehaviour</text:span></text:p>
            <text:p text:style-name="P12"><text:span text:style-name="T21">{</text:span></text:p>
            <text:p text:style-name="P12"><text:span text:style-name="T21"><text:s text:c="4"/>[SerializeField] private TimerGenerique _timerGenerique;</text:span></text:p>
            <text:p text:style-name="P12"><text:span text:style-name="T21"><text:s text:c="4"/>[SerializeField] private TextMeshProUGUI _text;</text:span></text:p>
            <text:p text:style-name="P12"/>
            <text:p text:style-name="P12"><text:span text:style-name="T21"><text:s text:c="4"/>public void Awake()</text:span></text:p>
            <text:p text:style-name="P12"><text:span text:style-name="T21"><text:s text:c="4"/>{</text:span></text:p>
            <text:p text:style-name="P12"><text:span text:style-name="T21"><text:s text:c="8"/>_timerGenerique.OnTimerTick.AddListener(TimeHandler);</text:span></text:p>
            <text:p text:style-name="P12"><text:span text:style-name="T21"><text:s text:c="4"/>}</text:span></text:p>
            <text:p text:style-name="P12"/>
            <text:p text:style-name="P12"><text:span text:style-name="T21"><text:s text:c="4"/>public void TimeHandler(float timerGenerique)</text:span></text:p>
            <text:p text:style-name="P12"><text:span text:style-name="T21"><text:s text:c="4"/>{</text:span></text:p>
            <text:p text:style-name="P12"><text:span text:style-name="T21"><text:s text:c="8"/>_text.text = timerGenerique.ToString();</text:span></text:p>
            <text:p text:style-name="P12"><text:span text:style-name="T21"><text:s text:c="4"/>}</text:span></text:p>
            <text:p text:style-name="P12"><text:span text:style-name="T21">}</text:span></text:p>
          </table:table-cell>
        </table:table-row>
      </table:table>
      <text:p text:style-name="P7"/>
      <text:h text:style-name="P10" text:outline-level="2"><text:span text:style-name="T20">Mise en place de l'exemple</text:span></text:h>
      <text:list text:continue-list="list994621346" text:style-name="WWNum2">
        <text:list-item>
          <text:p text:style-name="P8"><text:span text:style-name="T5">Créez un Canvas avec un élément </text:span><text:span text:style-name="T7">TextMeshPro - Text (UI)</text:span><text:span text:style-name="T5">.</text:span></text:p>
        </text:list-item>
        <text:list-item>
          <text:p text:style-name="P8"><text:span text:style-name="T5">Ajoutez </text:span><text:span text:style-name="T7">TimerRendererExemple.cs</text:span><text:span text:style-name="T5"> sur votre GameObject.</text:span></text:p>
        </text:list-item>
        <text:list-item>
          <text:p text:style-name="P8"><text:span text:style-name="T5">Dans l'Inspector, glissez votre </text:span><text:span text:style-name="T7">TimerGenerique</text:span><text:span text:style-name="T5"> dans le champ </text:span><text:span text:style-name="T7">Timer Generique</text:span><text:span text:style-name="T5">.</text:span></text:p>
        </text:list-item>
        <text:list-item>
          <text:p text:style-name="P8"><text:span text:style-name="T5">Glissez votre texte UI dans le champ </text:span><text:span text:style-name="T7">Text</text:span><text:span text:style-name="T5">.</text:span></text:p>
        </text:list-item>
        <text:list-item>
          <text:p text:style-name="P8"><text:span text:style-name="T5">Lancez la scène : le temps s'affiche en temps réel dans votre texte.</text:span></text:p>
        </text:list-item>
      </text:list>
      <text:p text:style-name="P7"/>
      <text:h text:style-name="P5" text:outline-level="1"><text:span text:style-name="T4">S'abonner par code</text:span></text:h>
      <text:p text:style-name="P6"><text:span text:style-name="T5">Vous pouvez aussi vous abonner aux événements directement depuis vos propres scripts C#, sans passer par l'Inspector :</text:span></text:p>
      <text:p text:style-name="P7"/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12"><text:span text:style-name="T21">void Start()</text:span></text:p>
            <text:p text:style-name="P12"><text:span text:style-name="T21">{</text:span></text:p>
            <text:p text:style-name="P12"><text:span text:style-name="T21"><text:s text:c="4"/>TimerGenerique t = GetComponent&lt;TimerGenerique&gt;();</text:span></text:p>
            <text:p text:style-name="P12"><text:span text:style-name="T21"><text:s text:c="4"/>t.OnCollision.AddListener(OnHit);</text:span></text:p>
            <text:p text:style-name="P12"><text:span text:style-name="T21"><text:s text:c="4"/>t.Play();</text:span></text:p>
            <text:p text:style-name="P12"><text:span text:style-name="T21">}</text:span></text:p>
            <text:p text:style-name="P12"/>
            <text:p text:style-name="P12"><text:span text:style-name="T21">void OnHit(float timeSinceLastHit)</text:span></text:p>
            <text:p text:style-name="P12"><text:span text:style-name="T21">{</text:span></text:p>
            <text:p text:style-name="P12"><text:span text:style-name="T21"><text:s text:c="4"/>Debug.Log("Temps entre deux coups : " + timeSinceLastHit + "s");</text:span></text:p>
            <text:p text:style-name="P12"><text:span text:style-name="T21">}</text:span></text:p>
          </table:table-cell>
        </table:table-row>
      </table:table>
      <text:p text:style-name="P7"/>
      <text:h text:style-name="P5" text:outline-level="1"><text:span text:style-name="T4">Afficher le temps en format lisible</text:span></text:h>
      <text:p text:style-name="P6"><text:span text:style-name="T5">Le temps est brut en secondes. Pour l'afficher proprement dans votre interface :</text:span></text:p>
      <text:p text:style-name="P7"/>
      <table:table table:name="Tableau6" table:style-name="Tableau6">
        <table:table-column table:style-name="Tableau6.A"/>
        <text:soft-page-break/>
        <table:table-row table:style-name="Tableau6.1">
          <table:table-cell table:style-name="Tableau6.A1" office:value-type="string">
            <text:p text:style-name="P12"><text:span text:style-name="T21">// Afficher 2 décimales : ex. "3.47s"</text:span></text:p>
            <text:p text:style-name="P12"><text:span text:style-name="T21">text.text = time.ToString("F2") + "s";</text:span></text:p>
            <text:p text:style-name="P12"/>
            <text:p text:style-name="P12"><text:span text:style-name="T21">// Afficher en minutes:secondes : ex. "1:23"</text:span></text:p>
            <text:p text:style-name="P12"><text:span text:style-name="T21">int minutes = Mathf.FloorToInt(time / 60);</text:span></text:p>
            <text:p text:style-name="P12"><text:span text:style-name="T21">int seconds = Mathf.FloorToInt(time % 60);</text:span></text:p>
            <text:p text:style-name="P12"><text:span text:style-name="T21">text.text = string.Format("{0}:{1:00}", minutes, seconds);</text:span></text:p>
          </table:table-cell>
        </table:table-row>
      </table:table>
      <text:p text:style-name="P7"/>
      <text:h text:style-name="P5" text:outline-level="1"><text:span text:style-name="T4">Pré-requis Unity</text:span></text:h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Standard"><text:span text:style-name="T8">Événement</text:span></text:p>
          </table:table-cell>
          <table:table-cell table:style-name="Tableau7.A1" office:value-type="string">
            <text:p text:style-name="Standard"><text:span text:style-name="T8">Composants requis sur le GameObject</text:span></text:p>
          </table:table-cell>
        </table:table-row>
        <table:table-row table:style-name="Tableau7.1">
          <table:table-cell table:style-name="Tableau7.A2" office:value-type="string">
            <text:p text:style-name="Standard"><text:span text:style-name="T22">OnCollision</text:span></text:p>
          </table:table-cell>
          <table:table-cell table:style-name="Tableau7.B2" office:value-type="string">
            <text:p text:style-name="Standard"><text:span text:style-name="T11">Rigidbody + Collider (Is Trigger désactivé)</text:span></text:p>
          </table:table-cell>
        </table:table-row>
        <table:table-row table:style-name="Tableau7.1">
          <table:table-cell table:style-name="Tableau7.A3" office:value-type="string">
            <text:p text:style-name="Standard"><text:span text:style-name="T23">OnTriggerEnter / Exit</text:span></text:p>
          </table:table-cell>
          <table:table-cell table:style-name="Tableau7.B2" office:value-type="string">
            <text:p text:style-name="Standard"><text:span text:style-name="T11">Collider avec Is Trigger activé</text:span></text:p>
          </table:table-cell>
        </table:table-row>
        <table:table-row table:style-name="Tableau7.1">
          <table:table-cell table:style-name="Tableau7.A4" office:value-type="string">
            <text:p text:style-name="Standard"><text:span text:style-name="T24">Tous les autres</text:span></text:p>
          </table:table-cell>
          <table:table-cell table:style-name="Tableau7.B2" office:value-type="string">
            <text:p text:style-name="Standard"><text:span text:style-name="T11">Aucun pré-requis supplémentaire</text:span></text:p>
          </table:table-cell>
        </table:table-row>
      </table:table>
      <text:p text:style-name="P6"/>
      <table:table table:name="Tableau8" table:style-name="Tableau8">
        <table:table-column table:style-name="Tableau8.A"/>
        <table:table-row table:style-name="Tableau8.1">
          <table:table-cell table:style-name="Tableau8.A1" office:value-type="string">
            <text:p text:style-name="Standard"><text:span text:style-name="T25">Attention</text:span></text:p>
            <text:p text:style-name="P12"><text:span text:style-name="T26">Les modes collision physique et trigger sont mutuellement exclusifs sur le même Collider. Si vous avez besoin des deux, utilisez deux GameObjects séparés.</text:span></text:p>
          </table:table-cell>
        </table:table-row>
      </table:table>
      <text:p text:style-name="P7"/>
      <text:h text:style-name="P5" text:outline-level="1"><text:span text:style-name="T4">Récapitulatif rapide</text:span></text:h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office:value-type="string">
            <text:p text:style-name="Standard"><text:span text:style-name="T8">Je veux...</text:span></text:p>
          </table:table-cell>
          <table:table-cell table:style-name="Tableau9.A1" office:value-type="string">
            <text:p text:style-name="Standard"><text:span text:style-name="T8">J'utilise...</text:span></text:p>
          </table:table-cell>
        </table:table-row>
        <table:table-row table:style-name="Tableau9.1">
          <table:table-cell table:style-name="Tableau9.A2" office:value-type="string">
            <text:p text:style-name="Standard"><text:span text:style-name="T11">Afficher le temps en continu</text:span></text:p>
          </table:table-cell>
          <table:table-cell table:style-name="Tableau9.B2" office:value-type="string">
            <text:p text:style-name="Standard"><text:span text:style-name="T11">OnTimerTick</text:span></text:p>
          </table:table-cell>
        </table:table-row>
        <table:table-row table:style-name="Tableau9.1">
          <table:table-cell table:style-name="Tableau9.A3" office:value-type="string">
            <text:p text:style-name="Standard"><text:span text:style-name="T11">Mesurer le temps entre 2 collisions</text:span></text:p>
          </table:table-cell>
          <table:table-cell table:style-name="Tableau9.B2" office:value-type="string">
            <text:p text:style-name="Standard"><text:span text:style-name="T11">OnCollision</text:span></text:p>
          </table:table-cell>
        </table:table-row>
        <table:table-row table:style-name="Tableau9.1">
          <table:table-cell table:style-name="Tableau9.A4" office:value-type="string">
            <text:p text:style-name="Standard"><text:span text:style-name="T11">Détecter l'entrée dans une zone</text:span></text:p>
          </table:table-cell>
          <table:table-cell table:style-name="Tableau9.B2" office:value-type="string">
            <text:p text:style-name="Standard"><text:span text:style-name="T11">OnTriggerEnterTick</text:span></text:p>
          </table:table-cell>
        </table:table-row>
        <table:table-row table:style-name="Tableau9.1">
          <table:table-cell table:style-name="Tableau9.A4" office:value-type="string">
            <text:p text:style-name="Standard"><text:span text:style-name="T11">Détecter la sortie d'une zone</text:span></text:p>
          </table:table-cell>
          <table:table-cell table:style-name="Tableau9.B2" office:value-type="string">
            <text:p text:style-name="Standard"><text:span text:style-name="T11">OnTriggerExitTick</text:span></text:p>
          </table:table-cell>
        </table:table-row>
        <table:table-row table:style-name="Tableau9.1">
          <table:table-cell table:style-name="Tableau9.A6" office:value-type="string">
            <text:p text:style-name="Standard"><text:span text:style-name="T11">Réagir au démarrage de la scène</text:span></text:p>
          </table:table-cell>
          <table:table-cell table:style-name="Tableau9.B2" office:value-type="string">
            <text:p text:style-name="Standard"><text:span text:style-name="T11">OnStartEvent</text:span></text:p>
          </table:table-cell>
        </table:table-row>
        <table:table-row table:style-name="Tableau9.1">
          <table:table-cell table:style-name="Tableau9.A7" office:value-type="string">
            <text:p text:style-name="Standard"><text:span text:style-name="T11">Démarrer le timer</text:span></text:p>
          </table:table-cell>
          <table:table-cell table:style-name="Tableau9.B2" office:value-type="string">
            <text:p text:style-name="Standard"><text:span text:style-name="T11">Play()</text:span></text:p>
          </table:table-cell>
        </table:table-row>
        <table:table-row table:style-name="Tableau9.1">
          <table:table-cell table:style-name="Tableau9.A8" office:value-type="string">
            <text:p text:style-name="P13"><text:span text:style-name="T27">Pause</text:span><text:span text:style-name="T11"> le timer</text:span></text:p>
          </table:table-cell>
          <table:table-cell table:style-name="Tableau9.B8" office:value-type="string">
            <text:p text:style-name="P14"><text:span text:style-name="T28">Pause()</text:span></text:p>
          </table:table-cell>
        </table:table-row>
        <table:table-row table:style-name="Tableau9.1">
          <table:table-cell table:style-name="Tableau9.A7" office:value-type="string">
            <text:p text:style-name="Standard"><text:span text:style-name="T11">Remettre à zéro</text:span></text:p>
          </table:table-cell>
          <table:table-cell table:style-name="Tableau9.B2" office:value-type="string">
            <text:p text:style-name="Standard"><text:span text:style-name="T11">Restart()</text:span></text:p>
          </table:table-cell>
        </table:table-row>
        <table:table-row table:style-name="Tableau9.1">
          <table:table-cell table:style-name="Tableau9.A10" office:value-type="string">
            <text:p text:style-name="Standard"><text:span text:style-name="T11">Exemple visuel prêt à l'emploi</text:span></text:p>
          </table:table-cell>
          <table:table-cell table:style-name="Tableau9.B2" office:value-type="string">
            <text:p text:style-name="Standard"><text:span text:style-name="T11">TimerRendererExemple.cs (inclus)</text:span>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BE" style:letter-kerning="false" style:font-name-asian="Arial3" style:font-size-asian="11pt" style:language-asian="zh" style:country-asian="CN" style:font-name-complex="Arial3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fr" fo:country="BE" style:letter-kerning="false" style:font-name-asian="Arial3" style:font-size-asian="11pt" style:language-asian="zh" style:country-asian="CN" style:font-name-complex="Arial3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class="chapter">
      <style:text-properties fo:font-size="28pt" style:font-size-asian="28pt" style:font-size-complex="28pt"/>
    </style:style>
    <style:style style:name="Heading_20_1" style:display-name="Heading 1" style:family="paragraph" style:parent-style-name="Heading" style:default-outline-level="1" style:list-style-name="" style:class="chapter">
      <style:paragraph-properties fo:margin-top="0.635cm" fo:margin-bottom="0.212cm" style:contextual-spacing="false"/>
      <style:text-properties style:font-name="Arial2" fo:font-family="Arial" style:font-family-generic="swiss" style:font-pitch="variable" fo:font-size="18pt" fo:font-weight="bold" style:font-name-asian="Arial3" style:font-family-asian="Arial" style:font-family-generic-asian="system" style:font-pitch-asian="variable" style:font-size-asian="18pt" style:font-weight-asian="bold" style:font-name-complex="Arial3" style:font-family-complex="Arial" style:font-family-generic-complex="system" style:font-pitch-complex="variable" style:font-size-complex="18pt" style:font-weight-complex="bold"/>
    </style:style>
    <style:style style:name="Heading_20_2" style:display-name="Heading 2" style:family="paragraph" style:parent-style-name="Heading" style:default-outline-level="2" style:list-style-name="" style:class="chapter">
      <style:paragraph-properties fo:margin-top="0.494cm" fo:margin-bottom="0.176cm" style:contextual-spacing="false"/>
      <style:text-properties style:font-name="Arial2" fo:font-family="Arial" style:font-family-generic="swiss" style:font-pitch="variable" fo:font-size="14pt" fo:font-weight="bold" style:font-name-asian="Arial3" style:font-family-asian="Arial" style:font-family-generic-asian="system" style:font-pitch-asian="variable" style:font-size-asian="14pt" style:font-weight-asian="bold" style:font-name-complex="Arial3" style:font-family-complex="Arial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Heading" style:default-outline-level="3" style:list-style-name="" style:class="chapter">
      <style:paragraph-properties fo:margin-top="0.353cm" fo:margin-bottom="0.141cm" style:contextual-spacing="false"/>
      <style:text-properties style:font-name="Arial2" fo:font-family="Arial" style:font-family-generic="swiss" style:font-pitch="variable" fo:font-size="12pt" fo:font-weight="bold" style:font-name-asian="Arial3" style:font-family-asian="Arial" style:font-family-generic-asian="system" style:font-pitch-asian="variable" style:font-size-asian="12pt" style:font-weight-asian="bold" style:font-name-complex="Arial3" style:font-family-complex="Arial" style:font-family-generic-complex="system" style:font-pitch-complex="variable" style:font-size-complex="12pt" style:font-weight-complex="bold"/>
    </style:style>
    <style:style style:name="Heading_20_4" style:display-name="Heading 4" style:family="paragraph" style:parent-style-name="Heading" style:class="chapter"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parent-style-name="Heading" style:class="chapter">
      <style:text-properties fo:color="#2e74b5" loext:opacity="100%"/>
    </style:style>
    <style:style style:name="Heading_20_6" style:display-name="Heading 6" style:family="paragraph" style:parent-style-name="Heading" style:class="chapter">
      <style:text-properties fo:color="#1f4d78" loext:opacity="100%"/>
    </style:style>
    <style:style style:name="Strong_20_Emphasis" style:display-name="Strong Emphasis" style:family="paragraph">
      <style:text-properties fo:font-weight="bold" style:font-weight-asian="bold" style:font-weight-complex="bold"/>
    </style:style>
    <style:style style:name="List_20_Paragraph" style:display-name="List Paragraph" style:family="paragraph"/>
    <style:style style:name="Footnote" style:family="paragraph" style:parent-style-name="Standard" loext:linked-style-name="Footnote_20_Text_20_Char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Endnote" style:family="paragraph" style:parent-style-name="Standard" loext:linked-style-name="Endnote_20_Text_20_Char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>
      <style:text-properties fo:font-size="10pt" style:font-size-asian="10pt" style:font-size-complex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Un-named</meta:initial-creator>
    <meta:editing-cycles>2</meta:editing-cycles>
    <meta:creation-date>2026-04-27T07:45:38.080000000</meta:creation-date>
    <dc:date>2026-04-27T10:03:40.352356500</dc:date>
    <meta:editing-duration>PT16M19S</meta:editing-duration>
    <meta:document-statistic meta:table-count="9" meta:image-count="0" meta:object-count="0" meta:page-count="4" meta:paragraph-count="145" meta:word-count="753" meta:character-count="5153" meta:non-whitespace-character-count="4493"/>
    <meta:generator>LibreOffice/26.2.1.2$Windows_X86_64 LibreOffice_project/620$Build-2</meta:generator>
  </office:meta>
</office:document-meta>
</file>